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f84" officeooo:paragraph-rsid="001ccf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4:10:01.188158648</meta:creation-date>
    <dc:date>2017-04-20T14:10:39.136114062</dc:date>
    <meta:editing-duration>PT38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5.1.4.2$Linux_X86_64 LibreOffice_project/10m0$Build-2</meta:generator>
  </office:meta>
</office:document-meta>
</file>